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Symmetric_20_Arrow" draw:fill="none" draw:fill-color="#ffffff" draw:textarea-horizontal-align="left" draw:auto-grow-height="true" draw:auto-grow-width="true" fo:min-height="0.962cm" fo:min-width="9.303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center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0000" draw:marker-end-width="0.25cm" draw:fill="none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</style:style>
    <style:style style:name="gr7" style:family="graphic" style:parent-style-name="objectwithoutfill">
      <style:graphic-properties svg:stroke-color="#0099ff" draw:marker-end="Symmetric_20_Arrow" draw:fill="none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632cm" fo:min-width="1.7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textarea-horizontal-align="center" draw:textarea-vertical-align="middle"/>
    </style:style>
    <style:style style:name="gr11" style:family="graphic" style:parent-style-name="standard">
      <style:graphic-properties svg:stroke-width="0.051cm" draw:marker-end="Arrow" draw:marker-end-width="0.153cm" draw:fill="none" draw:textarea-horizontal-align="center" draw:textarea-vertical-align="middle" fo:padding-top="0.025cm" fo:padding-bottom="0.025cm" fo:padding-left="0.025cm" fo:padding-right="0.025cm"/>
    </style:style>
    <style:style style:name="gr12" style:family="graphic" style:parent-style-name="standard">
      <style:graphic-properties draw:stroke="none" svg:stroke-width="0.051cm" svg:stroke-color="#000000" draw:marker-end="Arrow" draw:fill="none" draw:fill-color="#ffffff" draw:textarea-horizontal-align="left" draw:auto-grow-height="true" draw:auto-grow-width="true" fo:min-height="0cm" fo:min-width="0cm" fo:padding-top="0.025cm" fo:padding-bottom="0.025cm" fo:padding-left="0.025cm" fo:padding-right="0.0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 fo:font-size="18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text-properties fo:font-family="Helvetica" style:font-family-generic="swiss" style:font-pitch="variable" fo:font-size="12pt"/>
    </style:style>
    <style:style style:name="P6" style:family="paragraph">
      <style:paragraph-properties fo:margin-left="0cm" fo:margin-right="0cm" fo:text-indent="0cm"/>
      <style:text-properties fo:color="#0099ff" fo:font-family="Helvetica" style:font-family-generic="swiss" style:font-pitch="variable" fo:font-size="12pt"/>
    </style:style>
    <style:style style:name="P7" style:family="paragraph">
      <style:paragraph-properties fo:margin-left="0cm" fo:margin-right="0cm" fo:text-indent="0cm"/>
      <style:text-properties fo:font-family="'Nimbus Sans L'" style:font-pitch="variable" fo:font-size="12pt"/>
    </style:style>
    <style:style style:name="P8" style:family="paragraph">
      <style:text-properties fo:font-family="'Nimbus Sans L'" style:font-pitch="variable" fo:font-size="12pt"/>
    </style:style>
    <style:style style:name="P9" style:family="paragraph">
      <style:paragraph-properties fo:margin-left="0cm" fo:margin-right="0cm" fo:text-indent="0cm"/>
      <style:text-properties fo:font-family="'Nimbus Sans L'" style:font-pitch="variable" fo:font-size="12pt" fo:font-style="italic"/>
    </style:style>
    <style:style style:name="P10" style:family="paragraph">
      <style:text-properties fo:font-family="'Nimbus Sans L'" style:font-pitch="variable" fo:font-size="12pt" fo:font-style="italic"/>
    </style:style>
    <style:style style:name="T1" style:family="text">
      <style:text-properties fo:font-family="Helvetica" style:font-family-generic="swiss" style:font-pitch="variable" fo:font-size="18pt" fo:font-weight="bold"/>
    </style:style>
    <style:style style:name="T2" style:family="text">
      <style:text-properties fo:font-family="Helvetica" style:font-family-generic="swiss" style:font-pitch="variable" fo:font-size="12pt"/>
    </style:style>
    <style:style style:name="T3" style:family="text">
      <style:text-properties fo:color="#0099ff" fo:font-family="Helvetica" style:font-family-generic="swiss" style:font-pitch="variable" fo:font-size="12pt"/>
    </style:style>
    <style:style style:name="T4" style:family="text">
      <style:text-properties fo:font-size="11pt" fo:font-style="italic"/>
    </style:style>
    <style:style style:name="T5" style:family="text">
      <style:text-properties fo:font-style="italic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ProcessDiagram">
        <office:forms form:automatic-focus="false" form:apply-design-mode="false"/>
        <draw:frame draw:style-name="gr1" draw:text-style-name="P2" draw:layer="layout" svg:width="12.114cm" svg:height="0.962cm" svg:x="0.832cm" svg:y="0.635cm">
          <draw:text-box>
            <text:p text:style-name="P1"><text:span text:style-name="T1">LF composite generation (rainex3)</text:span></text:p>
          </draw:text-box>
        </draw:frame>
        <draw:rect draw:style-name="gr2" draw:layer="layout" svg:width="11.5cm" svg:height="7cm" svg:x="13.635cm" svg:y="3.885cm">
          <text:p text:style-name="P1"/>
        </draw:rect>
        <draw:g draw:id="id3">
          <draw:ellipse draw:style-name="gr3" draw:text-style-name="P3" draw:layer="layout" svg:width="1.75cm" svg:height="1cm" svg:x="7.635cm" svg:y="6.885cm">
            <text:p text:style-name="P1"/>
          </draw:ellipse>
          <draw:rect draw:style-name="gr4" draw:text-style-name="P3" draw:layer="layout" svg:width="1.75cm" svg:height="0.5cm" svg:x="7.635cm" svg:y="6.885cm">
            <text:p text:style-name="P1"/>
          </draw:rect>
          <draw:line draw:style-name="gr5" draw:text-style-name="P3" draw:layer="layout" svg:x1="7.635cm" svg:y1="6.385cm" svg:x2="7.635cm" svg:y2="7.385cm">
            <text:p text:style-name="P1"/>
          </draw:line>
          <draw:line draw:style-name="gr5" draw:text-style-name="P3" draw:layer="layout" svg:x1="9.385cm" svg:y1="6.385cm" svg:x2="9.385cm" svg:y2="7.385cm">
            <text:p text:style-name="P1"/>
          </draw:line>
          <draw:ellipse draw:style-name="gr3" draw:text-style-name="P3" draw:layer="layout" svg:width="1.75cm" svg:height="1cm" svg:x="7.635cm" svg:y="5.885cm">
            <text:p text:style-name="P1"/>
          </draw:ellipse>
        </draw:g>
        <draw:frame draw:style-name="gr6" draw:text-style-name="P5" draw:layer="layout" svg:width="5.09cm" svg:height="0.993cm" svg:x="2.385cm" svg:y="6.392cm">
          <draw:text-box>
            <text:p text:style-name="P4"><text:span text:style-name="T2">/space/data/NOAA42_LF</text:span></text:p>
            <text:p text:style-name="P4"><text:span text:style-name="T2">NOAA43_LF</text:span></text:p>
          </draw:text-box>
        </draw:frame>
        <draw:rect draw:style-name="gr7" draw:layer="layout" svg:width="24.5cm" svg:height="11.75cm" svg:x="1.635cm" svg:y="2.135cm" draw:corner-radius="0.5cm">
          <text:p text:style-name="P1"/>
        </draw:rect>
        <draw:frame draw:style-name="gr8" draw:text-style-name="P6" draw:layer="layout" svg:width="1.763cm" svg:height="0.632cm" svg:x="2.122cm" svg:y="13.253cm">
          <draw:text-box>
            <text:p text:style-name="P1"><text:span text:style-name="T3">rainex3</text:span></text:p>
          </draw:text-box>
        </draw:frame>
        <draw:frame draw:style-name="gr9" draw:text-style-name="P8" draw:layer="layout" svg:width="10.01cm" svg:height="0.632cm" svg:x="13.885cm" svg:y="3.885cm">
          <draw:text-box>
            <text:p text:style-name="P7">/opt/zebra/project/rainex/scripts/make_composite.csh</text:p>
          </draw:text-box>
        </draw:frame>
        <draw:rect draw:style-name="gr10" draw:text-style-name="P8" draw:id="id1" draw:layer="layout" svg:width="10.5cm" svg:height="1.5cm" svg:x="14.385cm" svg:y="6.135cm">
          <text:p text:style-name="P1"/>
        </draw:rect>
        <draw:frame draw:style-name="gr9" draw:text-style-name="P8" draw:layer="layout" svg:width="9.519cm" svg:height="1.212cm" svg:x="14.616cm" svg:y="6.135cm">
          <draw:text-box>
            <text:p text:style-name="P7">/opt/zebra/project/rainex/scripts/findP3Sweeps.csh</text:p>
            <text:p text:style-name="P7"><text:span text:style-name="T4">(lists sweeps within five minutes of now)</text:span></text:p>
          </draw:text-box>
        </draw:frame>
        <draw:rect draw:style-name="gr10" draw:text-style-name="P8" draw:id="id2" draw:layer="layout" svg:width="8.5cm" svg:height="1cm" svg:x="15.385cm" svg:y="9.135cm">
          <text:p text:style-name="P1"/>
        </draw:rect>
        <draw:frame draw:style-name="gr9" draw:text-style-name="P8" draw:layer="layout" svg:width="7.482cm" svg:height="0.632cm" svg:x="15.635cm" svg:y="9.135cm">
          <draw:text-box>
            <text:p text:style-name="P7">/opt/src/radarcomposite/radarcomposite</text:p>
          </draw:text-box>
        </draw:frame>
        <draw:connector draw:style-name="gr11" draw:text-style-name="P8" draw:layer="layout" svg:x1="19.635cm" svg:y1="7.635cm" svg:x2="19.635cm" svg:y2="9.135cm" draw:start-shape="id1" draw:start-glue-point="2" draw:end-shape="id2" draw:end-glue-point="0">
          <text:p text:style-name="P1"/>
        </draw:connector>
        <draw:connector draw:style-name="gr11" draw:text-style-name="P8" draw:layer="layout" svg:x1="9.385cm" svg:y1="6.885cm" svg:x2="14.385cm" svg:y2="6.885cm" draw:start-shape="id3" draw:start-glue-point="1" draw:end-shape="id1" draw:end-glue-point="3">
          <text:p text:style-name="P1"/>
        </draw:connector>
        <draw:frame draw:style-name="gr12" draw:text-style-name="P10" draw:layer="layout" svg:width="8.286cm" svg:height="0.682cm" svg:x="13.849cm" svg:y="4.453cm">
          <draw:text-box>
            <text:p text:style-name="P9"><text:span text:style-name="T5">(run every five minutes, via zebra’s crontab)</text:span></text:p>
          </draw:text-box>
        </draw:frame>
        <draw:g draw:id="id4">
          <draw:ellipse draw:style-name="gr3" draw:text-style-name="P3" draw:layer="layout" svg:width="1.75cm" svg:height="1cm" svg:x="10.635cm" svg:y="9.635cm">
            <text:p text:style-name="P1"/>
          </draw:ellipse>
          <draw:rect draw:style-name="gr4" draw:text-style-name="P3" draw:layer="layout" svg:width="1.75cm" svg:height="0.5cm" svg:x="10.635cm" svg:y="9.635cm">
            <text:p text:style-name="P1"/>
          </draw:rect>
          <draw:line draw:style-name="gr5" draw:text-style-name="P3" draw:layer="layout" svg:x1="10.635cm" svg:y1="9.135cm" svg:x2="10.635cm" svg:y2="10.135cm">
            <text:p text:style-name="P1"/>
          </draw:line>
          <draw:line draw:style-name="gr5" draw:text-style-name="P3" draw:layer="layout" svg:x1="12.385cm" svg:y1="9.135cm" svg:x2="12.385cm" svg:y2="10.135cm">
            <text:p text:style-name="P1"/>
          </draw:line>
          <draw:ellipse draw:style-name="gr3" draw:text-style-name="P3" draw:layer="layout" svg:width="1.75cm" svg:height="1cm" svg:x="10.635cm" svg:y="8.635cm">
            <text:p text:style-name="P1"/>
          </draw:ellipse>
        </draw:g>
        <draw:frame draw:style-name="gr6" draw:text-style-name="P5" draw:layer="layout" svg:width="8.02cm" svg:height="0.632cm" svg:x="2.635cm" svg:y="9.385cm">
          <draw:text-box>
            <text:p text:style-name="P4"><text:span text:style-name="T2">/space/data/rainex/noaa_lf_composite</text:span></text:p>
          </draw:text-box>
        </draw:frame>
        <draw:connector draw:style-name="gr11" draw:text-style-name="P8" draw:layer="layout" svg:x1="15.385cm" svg:y1="9.635cm" svg:x2="12.385cm" svg:y2="9.635cm" draw:start-shape="id2" draw:start-glue-point="3" draw:end-shape="id4" draw:end-glue-point="1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ocessDiagram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7$Linux OpenOffice.org_project/680m117$Build-8935</meta:generator>
    <meta:creation-date>2003-05-29T16:19:46</meta:creation-date>
    <dc:date>2005-08-21T15:47:48</dc:date>
    <meta:printed-by>Chris Burghart</meta:printed-by>
    <meta:print-date>2004-12-06T10:14:44</meta:print-date>
    <dc:language>en-US</dc:language>
    <meta:editing-cycles>17</meta:editing-cycles>
    <meta:editing-duration>PT8H49M55S</meta:editing-duration>
    <meta:template xlink:type="simple" xlink:actuate="onRequest" xlink:role="template" xlink:href="../.openoffice/user/template/ProcessDiagram.std" xlink:title="ProcessDiagram" meta:date="2003-05-29T16:19:44"/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